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55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1018" table:default-cell-style-name="ce3"/>
        <table:table-row table:style-name="ro1">
          <table:table-cell table:style-name="ce2" office:value-type="string" calcext:value-type="string">
            <text:p>RESULTS OF TRADITIONAL EVALUATION</text:p>
          </table:table-cell>
          <table:table-cell table:style-name="ce2" table:number-columns-repeated="1022"/>
          <table:table-cell/>
        </table:table-row>
        <table:table-row table:style-name="ro1">
          <table:table-cell table:style-name="ce2" table:number-columns-repeated="1023"/>
          <table:table-cell/>
        </table:table-row>
        <table:table-row table:style-name="ro1">
          <table:table-cell table:style-name="ce2" office:value-type="string" calcext:value-type="string">
            <text:p>DATASET – 1</text:p>
          </table:table-cell>
          <table:table-cell table:style-name="ce2" table:number-columns-repeated="102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style-name="ce2" table:number-columns-repeated="1019"/>
          <table:table-cell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3.253" calcext:value-type="float">
            <text:p>3.253</text:p>
          </table:table-cell>
          <table:table-cell office:value-type="float" office:value="3.2505" calcext:value-type="float">
            <text:p>3.2505</text:p>
          </table:table-cell>
          <table:table-cell office:value-type="float" office:value="3.2497" calcext:value-type="float">
            <text:p>3.24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375" calcext:value-type="float">
            <text:p>0.83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8178" calcext:value-type="float">
            <text:p>0.8178</text:p>
          </table:table-cell>
          <table:table-cell office:value-type="float" office:value="0.8192" calcext:value-type="float">
            <text:p>0.8192</text:p>
          </table:table-cell>
          <table:table-cell/>
          <table:table-cell table:style-name="ce2" office:value-type="string" calcext:value-type="string">
            <text:p>Unpredicted = 4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274" calcext:value-type="float">
            <text:p>0.8274</text:p>
          </table:table-cell>
          <table:table-cell office:value-type="float" office:value="0.8283" calcext:value-type="float">
            <text:p>0.828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ATASET – 2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3" calcext:value-type="float">
            <text:p>3</text:p>
          </table:table-cell>
          <table:table-cell office:value-type="float" office:value="2.9956" calcext:value-type="float">
            <text:p>2.9956</text:p>
          </table:table-cell>
          <table:table-cell office:value-type="float" office:value="3.0013" calcext:value-type="float">
            <text:p>3.00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66" calcext:value-type="float">
            <text:p>0.836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8234" calcext:value-type="float">
            <text:p>0.8234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316" calcext:value-type="float">
            <text:p>0.8316</text:p>
          </table:table-cell>
          <table:table-cell/>
          <table:table-cell table:style-name="ce2" office:value-type="string" calcext:value-type="string">
            <text:p>Unpredicted = 3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341" calcext:value-type="float">
            <text:p>0.834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ATASET – 3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3.2691" calcext:value-type="float">
            <text:p>3.2691</text:p>
          </table:table-cell>
          <table:table-cell office:value-type="float" office:value="3.2644" calcext:value-type="float">
            <text:p>3.2644</text:p>
          </table:table-cell>
          <table:table-cell office:value-type="float" office:value="3.2601" calcext:value-type="float">
            <text:p>3.26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8177" calcext:value-type="float">
            <text:p>0.81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8088" calcext:value-type="float">
            <text:p>0.8088</text:p>
          </table:table-cell>
          <table:table-cell/>
          <table:table-cell table:style-name="ce2" office:value-type="string" calcext:value-type="string">
            <text:p>Unpredicted = 3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8132" calcext:value-type="float">
            <text:p>0.813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ATASET – 4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3.3609" calcext:value-type="float">
            <text:p>3.3609</text:p>
          </table:table-cell>
          <table:table-cell office:value-type="float" office:value="3.3629" calcext:value-type="float">
            <text:p>3.3629</text:p>
          </table:table-cell>
          <table:table-cell office:value-type="float" office:value="3.3694" calcext:value-type="float">
            <text:p>3.36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49" calcext:value-type="float">
            <text:p>0.83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8008" calcext:value-type="float">
            <text:p>0.8008</text:p>
          </table:table-cell>
          <table:table-cell office:value-type="float" office:value="0.8011" calcext:value-type="float">
            <text:p>0.8011</text:p>
          </table:table-cell>
          <table:table-cell/>
          <table:table-cell table:style-name="ce2" office:value-type="string" calcext:value-type="string">
            <text:p>Unpredicted = 4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8173" calcext:value-type="float">
            <text:p>0.8173</text:p>
          </table:table-cell>
          <table:table-cell office:value-type="float" office:value="0.8177" calcext:value-type="float">
            <text:p>0.817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ATASET – 5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3.2007" calcext:value-type="float">
            <text:p>3.2007</text:p>
          </table:table-cell>
          <table:table-cell office:value-type="float" office:value="3.2034" calcext:value-type="float">
            <text:p>3.2034</text:p>
          </table:table-cell>
          <table:table-cell office:value-type="float" office:value="3.2151" calcext:value-type="float">
            <text:p>3.21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252" calcext:value-type="float">
            <text:p>0.825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185" calcext:value-type="float">
            <text:p>0.8185</text:p>
          </table:table-cell>
          <table:table-cell office:value-type="float" office:value="0.8215" calcext:value-type="float">
            <text:p>0.8215</text:p>
          </table:table-cell>
          <table:table-cell/>
          <table:table-cell table:style-name="ce2" office:value-type="string" calcext:value-type="string">
            <text:p>Unpredicted = 4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8233" calcext:value-type="float">
            <text:p>0.823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ATASET – 6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3.2272" calcext:value-type="float">
            <text:p>3.2272</text:p>
          </table:table-cell>
          <table:table-cell office:value-type="float" office:value="3.2397" calcext:value-type="float">
            <text:p>3.2397</text:p>
          </table:table-cell>
          <table:table-cell office:value-type="float" office:value="3.2462" calcext:value-type="float">
            <text:p>3.24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26" calcext:value-type="float">
            <text:p>0.83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8127" calcext:value-type="float">
            <text:p>0.8127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8155" calcext:value-type="float">
            <text:p>0.8155</text:p>
          </table:table-cell>
          <table:table-cell/>
          <table:table-cell table:style-name="ce2" office:value-type="string" calcext:value-type="string">
            <text:p>Unpredicted = 4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8226" calcext:value-type="float">
            <text:p>0.8226</text:p>
          </table:table-cell>
          <table:table-cell office:value-type="float" office:value="0.8239" calcext:value-type="float">
            <text:p>0.823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E</text:p>
          </table:table-cell>
          <table:table-cell table:formula="of:=AVERAGE([.B45];[.B37];[.B29];[.B21];[.B13];[.B5])" office:value-type="float" office:value="3.21848333333333" calcext:value-type="float">
            <text:p>3.21848333333333</text:p>
          </table:table-cell>
          <table:table-cell table:formula="of:=AVERAGE([.C45];[.C37];[.C29];[.C21];[.C13];[.C5])" office:value-type="float" office:value="3.21941666666667" calcext:value-type="float">
            <text:p>3.21941666666667</text:p>
          </table:table-cell>
          <table:table-cell table:formula="of:=AVERAGE([.D45];[.D37];[.D29];[.D21];[.D13];[.D5])" office:value-type="float" office:value="3.22363333333333" calcext:value-type="float">
            <text:p>3.223633333333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formula="of:=AVERAGE([.B46];[.B38];[.B30];[.B22];[.B14];[.B6])" office:value-type="float" office:value="0.831283333333333" calcext:value-type="float">
            <text:p>0.831283333333333</text:p>
          </table:table-cell>
          <table:table-cell table:formula="of:=AVERAGE([.C46];[.C38];[.C30];[.C22];[.C14];[.C6])" office:value-type="float" office:value="0.831166666666667" calcext:value-type="float">
            <text:p>0.831166666666667</text:p>
          </table:table-cell>
          <table:table-cell table:formula="of:=AVERAGE([.D46];[.D38];[.D30];[.D22];[.D14];[.D6])" office:value-type="float" office:value="0.83075" calcext:value-type="float">
            <text:p>0.830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formula="of:=AVERAGE([.B47];[.B39];[.B31];[.B23];[.B15];[.B7])" office:value-type="float" office:value="0.812716666666667" calcext:value-type="float">
            <text:p>0.812716666666667</text:p>
          </table:table-cell>
          <table:table-cell table:formula="of:=AVERAGE([.C47];[.C39];[.C31];[.C23];[.C15];[.C7])" office:value-type="float" office:value="0.814233333333334" calcext:value-type="float">
            <text:p>0.814233333333334</text:p>
          </table:table-cell>
          <table:table-cell table:formula="of:=AVERAGE([.D47];[.D39];[.D31];[.D23];[.D15];[.D7])" office:value-type="float" office:value="0.816283333333333" calcext:value-type="float">
            <text:p>0.8162833333333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table:formula="of:=AVERAGE([.B48];[.B40];[.B32];[.B24];[.B16];[.B8])" office:value-type="float" office:value="0.821883333333333" calcext:value-type="float">
            <text:p>0.821883333333333</text:p>
          </table:table-cell>
          <table:table-cell table:formula="of:=AVERAGE([.C48];[.C40];[.C32];[.C24];[.C16];[.C8])" office:value-type="float" office:value="0.822583333333333" calcext:value-type="float">
            <text:p>0.822583333333333</text:p>
          </table:table-cell>
          <table:table-cell table:formula="of:=AVERAGE([.D48];[.D40];[.D32];[.D24];[.D16];[.D8])" office:value-type="float" office:value="0.823416666666667" calcext:value-type="float">
            <text:p>0.82341666666666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NEXT TO IMPEMENT 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icle swarm optim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algorith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ear regre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 adaptation metho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RESULTS OF SV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ASET – 1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NUMBER OF LATENT-FEATURE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976 i.e. Al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2.6624" calcext:value-type="float">
            <text:p>2.6624</text:p>
          </table:table-cell>
          <table:table-cell office:value-type="float" office:value="2.6675" calcext:value-type="float">
            <text:p>2.6675</text:p>
          </table:table-cell>
          <table:table-cell office:value-type="float" office:value="2.6614" calcext:value-type="float">
            <text:p>2.6614</text:p>
          </table:table-cell>
          <table:table-cell office:value-type="float" office:value="2.6671" calcext:value-type="float">
            <text:p>2.6671</text:p>
          </table:table-cell>
          <table:table-cell office:value-type="float" office:value="2.6818" calcext:value-type="float">
            <text:p>2.68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956" calcext:value-type="float">
            <text:p>0.7956</text:p>
          </table:table-cell>
          <table:table-cell office:value-type="float" office:value="0.7961" calcext:value-type="float">
            <text:p>0.79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425" calcext:value-type="float">
            <text:p>0.94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639" calcext:value-type="float">
            <text:p>0.8639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641" calcext:value-type="float">
            <text:p>0.8641</text:p>
          </table:table-cell>
          <table:table-cell office:value-type="float" office:value="0.8632" calcext:value-type="float">
            <text:p>0.8632</text:p>
          </table:table-cell>
          <table:table-cell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/00/0000</text:date>, <text:time style:data-style-name="N2" text:time-value="08:09:26.220632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2:56:05.357352273</meta:creation-date>
    <dc:date>2018-04-13T08:23:03.683964721</dc:date>
    <meta:editing-duration>PT35M39S</meta:editing-duration>
    <meta:editing-cycles>14</meta:editing-cycles>
    <meta:generator>LibreOffice/6.0.2.1$Linux_X86_64 LibreOffice_project/f7f06a8f319e4b62f9bc5095aa112a65d2f3ac89</meta:generator>
    <meta:document-statistic meta:table-count="1" meta:cell-count="184" meta:object-count="0"/>
  </office:meta>
</office:document-meta>
</file>